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0C4C5D87B17CC7604C3.png" manifest:media-type="image/png"/>
  <manifest:file-entry manifest:full-path="Pictures/100000010000013B00000095A46620DB85EDAA7A.png" manifest:media-type="image/png"/>
  <manifest:file-entry manifest:full-path="Pictures/10000001000001A000000099D04F81D5E197187F.png" manifest:media-type="image/png"/>
  <manifest:file-entry manifest:full-path="Pictures/10000001000000E6000000B44C734918D0D8AA98.png" manifest:media-type="image/png"/>
  <manifest:file-entry manifest:full-path="Pictures/10000001000001BB0000012CCEC3A1ABB5253940.png" manifest:media-type="image/png"/>
  <manifest:file-entry manifest:full-path="Pictures/100000010000012F00000127E0C85BBC1644B6A6.png" manifest:media-type="image/png"/>
  <manifest:file-entry manifest:full-path="Pictures/1000000100000500000003899ECBC34BC80ADFC1.png" manifest:media-type="image/png"/>
  <manifest:file-entry manifest:full-path="Pictures/1000000100000F00000009601DEF7961A4455E17.png" manifest:media-type="image/png"/>
  <manifest:file-entry manifest:full-path="Pictures/10000001000003E1000004004971A0B36ED67469.png" manifest:media-type="image/png"/>
  <manifest:file-entry manifest:full-path="Pictures/100000010000017D00000077D8FA22E22CC9DB63.png" manifest:media-type="image/png"/>
  <manifest:file-entry manifest:full-path="Pictures/100000010000010B0000012C160F43033A9223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paragraph-properties fo:break-before="page"/>
      <style:text-properties fo:font-weight="bold" officeooo:rsid="0014f718" officeooo:paragraph-rsid="0014f718" style:font-weight-asian="bold" style:font-weight-complex="bold"/>
    </style:style>
    <style:style style:name="P3" style:family="paragraph" style:parent-style-name="Standard">
      <style:text-properties fo:font-weight="bold" officeooo:rsid="0015cb9a" officeooo:paragraph-rsid="0015cb9a" style:font-weight-asian="bold" style:font-weight-complex="bold"/>
    </style:style>
    <style:style style:name="P4" style:family="paragraph" style:parent-style-name="Standard">
      <style:text-properties fo:font-weight="bold" officeooo:rsid="0017224c" officeooo:paragraph-rsid="0017224c" style:font-weight-asian="bold" style:font-weight-complex="bold"/>
    </style:style>
    <style:style style:name="P5" style:family="paragraph" style:parent-style-name="Standard">
      <style:text-properties fo:font-weight="bold" officeooo:rsid="0018f0d8" officeooo:paragraph-rsid="0018f0d8" style:font-weight-asian="bold" style:font-weight-complex="bold"/>
    </style:style>
    <style:style style:name="P6" style:family="paragraph" style:parent-style-name="Standard">
      <style:text-properties fo:font-weight="bold" officeooo:rsid="001cf5e4" officeooo:paragraph-rsid="001cf5e4" style:font-weight-asian="bold" style:font-weight-complex="bold"/>
    </style:style>
    <style:style style:name="P7" style:family="paragraph" style:parent-style-name="Standard">
      <style:text-properties fo:font-weight="bold" officeooo:rsid="001d87cc" officeooo:paragraph-rsid="001d87cc" style:font-weight-asian="bold" style:font-weight-complex="bold"/>
    </style:style>
    <style:style style:name="P8" style:family="paragraph" style:parent-style-name="Standard">
      <style:text-properties fo:font-weight="normal" officeooo:rsid="0014f718" officeooo:paragraph-rsid="0014f718" style:font-weight-asian="normal" style:font-weight-complex="normal"/>
    </style:style>
    <style:style style:name="P9" style:family="paragraph" style:parent-style-name="Standard">
      <style:text-properties fo:font-weight="normal" officeooo:rsid="001b662b" officeooo:paragraph-rsid="001b662b" style:font-weight-asian="normal" style:font-weight-complex="normal"/>
    </style:style>
    <style:style style:name="P10" style:family="paragraph" style:parent-style-name="Standard">
      <style:text-properties fo:font-weight="normal" officeooo:rsid="0015cb9a" officeooo:paragraph-rsid="0015cb9a" style:font-weight-asian="normal" style:font-weight-complex="normal"/>
    </style:style>
    <style:style style:name="P11" style:family="paragraph" style:parent-style-name="Standard">
      <style:text-properties fo:font-weight="normal" officeooo:rsid="0018f0d8" officeooo:paragraph-rsid="0017224c" style:font-weight-asian="normal" style:font-weight-complex="normal"/>
    </style:style>
    <style:style style:name="P12" style:family="paragraph" style:parent-style-name="Standard">
      <style:text-properties fo:font-weight="normal" officeooo:rsid="001ab640" officeooo:paragraph-rsid="0018f0d8" style:font-weight-asian="normal" style:font-weight-complex="normal"/>
    </style:style>
    <style:style style:name="P13"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4"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15"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6"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7"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8"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19"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20"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21"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22"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23"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24" style:family="paragraph" style:parent-style-name="Standard">
      <style:text-properties fo:font-size="18pt" fo:font-weight="normal" officeooo:paragraph-rsid="00571426"/>
    </style:style>
    <style:style style:name="P25"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26"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27"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28"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29"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30"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31"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32"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33"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34"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35"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36"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37"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38"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39"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40"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41"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42"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43"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44"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45"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46"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47"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48"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49"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50"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51"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52"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53"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54"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55"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57"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58" style:family="paragraph" style:parent-style-name="Standard">
      <style:paragraph-properties style:line-height-at-least="0.198in"/>
      <style:text-properties fo:color="#d4d4d4" loext:opacity="100%" style:font-name="Droid Sans Mono" fo:font-size="10.5pt" fo:font-weight="normal" fo:background-color="#1e1e1e"/>
    </style:style>
    <style:style style:name="P59" style:family="paragraph" style:parent-style-name="Standard" style:list-style-name="L1">
      <style:text-properties fo:font-weight="bold" officeooo:rsid="0015cb9a" officeooo:paragraph-rsid="0015cb9a" style:font-weight-asian="bold" style:font-weight-complex="bold"/>
    </style:style>
    <style:style style:name="P60" style:family="paragraph" style:parent-style-name="Standard" style:list-style-name="L2">
      <style:text-properties fo:font-weight="bold" officeooo:rsid="0014f718" officeooo:paragraph-rsid="0014f718" style:font-weight-asian="bold" style:font-weight-complex="bold"/>
    </style:style>
    <style:style style:name="P61" style:family="paragraph" style:parent-style-name="Standard" style:list-style-name="L3">
      <style:text-properties fo:font-weight="bold" officeooo:rsid="0017224c" officeooo:paragraph-rsid="0017224c" style:font-weight-asian="bold" style:font-weight-complex="bold"/>
    </style:style>
    <style:style style:name="P62" style:family="paragraph" style:parent-style-name="Standard" style:list-style-name="L4">
      <style:text-properties fo:font-weight="bold" officeooo:rsid="0018f0d8" officeooo:paragraph-rsid="0018f0d8" style:font-weight-asian="bold" style:font-weight-complex="bold"/>
    </style:style>
    <style:style style:name="P63" style:family="paragraph" style:parent-style-name="Standard" style:list-style-name="L5">
      <style:text-properties fo:font-weight="bold" officeooo:rsid="0018f0d8" officeooo:paragraph-rsid="0018f0d8" style:font-weight-asian="bold" style:font-weight-complex="bold"/>
    </style:style>
    <style:style style:name="P64" style:family="paragraph" style:parent-style-name="Standard" style:list-style-name="L4">
      <style:text-properties fo:font-weight="bold" officeooo:rsid="00193b42" officeooo:paragraph-rsid="00193b42" style:font-weight-asian="bold" style:font-weight-complex="bold"/>
    </style:style>
    <style:style style:name="P65" style:family="paragraph" style:parent-style-name="Standard" style:list-style-name="L6">
      <style:text-properties fo:font-weight="bold" officeooo:rsid="001b662b" officeooo:paragraph-rsid="001b662b" style:font-weight-asian="bold" style:font-weight-complex="bold"/>
    </style:style>
    <style:style style:name="P66" style:family="paragraph" style:parent-style-name="Standard" style:list-style-name="L7">
      <style:text-properties fo:font-weight="bold" officeooo:rsid="001cf5e4" officeooo:paragraph-rsid="001cf5e4" style:font-weight-asian="bold" style:font-weight-complex="bold"/>
    </style:style>
    <style:style style:name="P67" style:family="paragraph" style:parent-style-name="Standard" style:list-style-name="L8">
      <style:text-properties fo:font-weight="bold" officeooo:rsid="001d87cc" officeooo:paragraph-rsid="001d87cc" style:font-weight-asian="bold" style:font-weight-complex="bold"/>
    </style:style>
    <style:style style:name="P68" style:family="paragraph" style:parent-style-name="Standard" style:list-style-name="L6">
      <style:text-properties fo:font-weight="normal" officeooo:rsid="001b662b" officeooo:paragraph-rsid="001b662b" style:font-weight-asian="normal" style:font-weight-complex="normal"/>
    </style:style>
    <style:style style:name="P69" style:family="paragraph" style:parent-style-name="Standard" style:list-style-name="L8">
      <style:text-properties fo:font-style="normal" fo:font-weight="bold" officeooo:rsid="00206ab6" officeooo:paragraph-rsid="00206ab6" style:font-style-asian="normal" style:font-weight-asian="bold" style:font-style-complex="normal" style:font-weight-complex="bold"/>
    </style:style>
    <style:style style:name="P70" style:family="paragraph" style:parent-style-name="Standard" style:list-style-name="L9">
      <style:text-properties fo:font-style="normal" fo:font-weight="bold" officeooo:rsid="0023ec8c" officeooo:paragraph-rsid="0023ec8c" style:font-style-asian="normal" style:font-weight-asian="bold" style:font-style-complex="normal" style:font-weight-complex="bold"/>
    </style:style>
    <style:style style:name="P71" style:family="paragraph" style:parent-style-name="Standard" style:list-style-name="L9">
      <style:text-properties fo:font-style="normal" fo:font-weight="bold" officeooo:rsid="0028d032" officeooo:paragraph-rsid="0028d032" style:font-style-asian="normal" style:font-weight-asian="bold" style:font-style-complex="normal" style:font-weight-complex="bold"/>
    </style:style>
    <style:style style:name="P72" style:family="paragraph" style:parent-style-name="Standard" style:list-style-name="L10">
      <style:text-properties fo:font-style="normal" fo:font-weight="bold" officeooo:rsid="002968e7" officeooo:paragraph-rsid="002968e7" style:font-style-asian="normal" style:font-weight-asian="bold" style:font-style-complex="normal" style:font-weight-complex="bold"/>
    </style:style>
    <style:style style:name="P73" style:family="paragraph" style:parent-style-name="Standard" style:list-style-name="L10">
      <style:text-properties fo:font-style="normal" fo:font-weight="bold" officeooo:rsid="002a8023" officeooo:paragraph-rsid="002a8023" style:font-style-asian="normal" style:font-weight-asian="bold" style:font-style-complex="normal" style:font-weight-complex="bold"/>
    </style:style>
    <style:style style:name="P74" style:family="paragraph" style:parent-style-name="Standard" style:list-style-name="L11">
      <style:text-properties fo:font-style="normal" fo:font-weight="bold" officeooo:rsid="002e592c" officeooo:paragraph-rsid="002e592c" style:font-style-asian="normal" style:font-weight-asian="bold" style:font-style-complex="normal" style:font-weight-complex="bold"/>
    </style:style>
    <style:style style:name="P75" style:family="paragraph" style:parent-style-name="Standard" style:list-style-name="L12">
      <style:text-properties fo:font-style="normal" fo:font-weight="bold" officeooo:rsid="003199c7" officeooo:paragraph-rsid="003199c7" style:font-style-asian="normal" style:font-weight-asian="bold" style:font-style-complex="normal" style:font-weight-complex="bold"/>
    </style:style>
    <style:style style:name="P76" style:family="paragraph" style:parent-style-name="Standard">
      <style:paragraph-properties fo:break-before="page"/>
      <style:text-properties fo:font-style="normal" fo:font-weight="bold" officeooo:rsid="00422e18" officeooo:paragraph-rsid="003be548" style:font-style-asian="normal" style:font-weight-asian="bold" style:font-style-complex="normal" style:font-weight-complex="bold"/>
    </style:style>
    <style:style style:name="P77" style:family="paragraph" style:parent-style-name="Standard">
      <style:paragraph-properties fo:break-before="page"/>
      <style:text-properties fo:font-style="normal" fo:font-weight="normal" officeooo:rsid="004d2d1e" officeooo:paragraph-rsid="001d87cc" style:font-style-asian="normal" style:font-weight-asian="normal" style:font-style-complex="normal" style:font-weight-complex="normal"/>
    </style:style>
    <style:style style:name="P78" style:family="paragraph" style:parent-style-name="Standard" style:list-style-name="L10">
      <style:text-properties fo:font-style="italic" fo:font-weight="bold" officeooo:rsid="002968e7" officeooo:paragraph-rsid="002968e7" style:font-style-asian="italic" style:font-weight-asian="bold" style:font-style-complex="italic" style:font-weight-complex="bold"/>
    </style:style>
    <style:style style:name="P79" style:family="paragraph" style:parent-style-name="Standard">
      <style:text-properties fo:font-size="12pt" fo:font-style="normal" fo:font-weight="normal" officeooo:rsid="00476ecd" officeooo:paragraph-rsid="0044d9e2"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537e89" officeooo:paragraph-rsid="00537e89"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53cdf6" officeooo:paragraph-rsid="0053cdf6"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5618a9" officeooo:paragraph-rsid="0053cdf6"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56b29d" officeooo:paragraph-rsid="0053cdf6" style:font-size-asian="10.5pt" style:font-style-asian="normal" style:font-weight-asian="normal" style:font-size-complex="12pt" style:font-style-complex="normal" style:font-weight-complex="normal"/>
    </style:style>
    <style:style style:name="P84" style:family="paragraph" style:parent-style-name="Standard" style:list-style-name="L15">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63234a" officeooo:paragraph-rsid="00571426"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6be1fe" officeooo:paragraph-rsid="0068bd79"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6d4c2a" officeooo:paragraph-rsid="0068bd79"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726400" officeooo:paragraph-rsid="0068bd79"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74031e" officeooo:paragraph-rsid="0068bd79"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75a331" officeooo:paragraph-rsid="0068bd79"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77fa41" officeooo:paragraph-rsid="0068bd79"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7e3658" officeooo:paragraph-rsid="00786061"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7fa95c" officeooo:paragraph-rsid="00786061"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829c5f" officeooo:paragraph-rsid="00786061"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86eb3b" officeooo:paragraph-rsid="0086eb3b"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bold" officeooo:rsid="004ea91e" officeooo:paragraph-rsid="0044d9e2" style:font-size-asian="10.5pt" style:font-style-asian="normal" style:font-weight-asian="bold" style:font-size-complex="12pt" style:font-style-complex="normal" style:font-weight-complex="bold"/>
    </style:style>
    <style:style style:name="P99" style:family="paragraph" style:parent-style-name="Standard">
      <style:text-properties fo:font-size="12pt" fo:font-style="normal" fo:font-weight="bold" officeooo:rsid="005228bb" officeooo:paragraph-rsid="0044d9e2" style:font-size-asian="10.5pt" style:font-style-asian="normal" style:font-weight-asian="bold" style:font-size-complex="12pt" style:font-style-complex="normal" style:font-weight-complex="bold"/>
    </style:style>
    <style:style style:name="P100" style:family="paragraph" style:parent-style-name="Standard" style:list-style-name="L14">
      <style:text-properties fo:font-size="12pt" fo:font-style="normal" fo:font-weight="bold" officeooo:rsid="0053cdf6" officeooo:paragraph-rsid="0053cdf6" style:font-size-asian="10.5pt" style:font-style-asian="normal" style:font-weight-asian="bold" style:font-size-complex="12pt" style:font-style-complex="normal" style:font-weight-complex="bold"/>
    </style:style>
    <style:style style:name="P101" style:family="paragraph" style:parent-style-name="Standard" style:list-style-name="L14">
      <style:text-properties fo:font-size="12pt" fo:font-style="normal" fo:font-weight="bold" officeooo:rsid="0056006f" officeooo:paragraph-rsid="0056006f" style:font-size-asian="10.5pt" style:font-style-asian="normal" style:font-weight-asian="bold" style:font-size-complex="12pt" style:font-style-complex="normal" style:font-weight-complex="bold"/>
    </style:style>
    <style:style style:name="P102" style:family="paragraph" style:parent-style-name="Standard">
      <style:text-properties fo:font-size="12pt" fo:font-style="normal" fo:font-weight="bold" officeooo:rsid="005a3f14" officeooo:paragraph-rsid="00571426" style:font-size-asian="10.5pt" style:font-style-asian="normal" style:font-weight-asian="bold" style:font-size-complex="12pt" style:font-style-complex="normal" style:font-weight-complex="bold"/>
    </style:style>
    <style:style style:name="P103" style:family="paragraph" style:parent-style-name="Standard">
      <style:text-properties fo:font-size="12pt" fo:font-style="normal" fo:font-weight="bold" officeooo:rsid="006299b6" officeooo:paragraph-rsid="00571426" style:font-size-asian="10.5pt" style:font-style-asian="normal" style:font-weight-asian="bold" style:font-size-complex="12pt" style:font-style-complex="normal" style:font-weight-complex="bold"/>
    </style:style>
    <style:style style:name="P104" style:family="paragraph" style:parent-style-name="Standard">
      <style:text-properties fo:font-size="12pt" fo:font-style="normal" fo:font-weight="bold" officeooo:rsid="00690d9f" officeooo:paragraph-rsid="0068bd79" style:font-size-asian="10.5pt" style:font-style-asian="normal" style:font-weight-asian="bold" style:font-size-complex="12pt" style:font-style-complex="normal" style:font-weight-complex="bold"/>
    </style:style>
    <style:style style:name="P105" style:family="paragraph" style:parent-style-name="Standard">
      <style:text-properties fo:font-size="12pt" fo:font-style="normal" fo:font-weight="bold" officeooo:rsid="0086a8eb" officeooo:paragraph-rsid="00786061" style:font-size-asian="10.5pt" style:font-style-asian="normal" style:font-weight-asian="bold" style:font-size-complex="12pt" style:font-style-complex="normal" style:font-weight-complex="bold"/>
    </style:style>
    <style:style style:name="P106" style:family="paragraph" style:parent-style-name="Standard">
      <style:text-properties fo:font-size="12pt" fo:font-style="normal" fo:font-weight="bold" officeooo:rsid="0086eb3b" officeooo:paragraph-rsid="00786061" style:font-size-asian="10.5pt" style:font-style-asian="normal" style:font-weight-asian="bold" style:font-size-complex="12pt" style:font-style-complex="normal" style:font-weight-complex="bold"/>
    </style:style>
    <style:style style:name="P107" style:family="paragraph" style:parent-style-name="Standard">
      <style:text-properties fo:font-size="12pt" fo:font-style="normal" fo:font-weight="bold" officeooo:rsid="0088daac" officeooo:paragraph-rsid="0088daac" style:font-size-asian="10.5pt" style:font-style-asian="normal" style:font-weight-asian="bold" style:font-size-complex="12pt" style:font-style-complex="normal" style:font-weight-complex="bold"/>
    </style:style>
    <style:style style:name="P108" style:family="paragraph" style:parent-style-name="Standard">
      <style:text-properties fo:font-size="12pt" fo:font-style="italic" fo:font-weight="normal" officeooo:rsid="005a3f14" officeooo:paragraph-rsid="00571426" style:font-size-asian="10.5pt" style:font-style-asian="italic" style:font-weight-asian="normal" style:font-size-complex="12pt" style:font-style-complex="italic" style:font-weight-complex="normal"/>
    </style:style>
    <style:style style:name="P109" style:family="paragraph" style:parent-style-name="Standard" style:list-style-name="L13">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10" style:family="paragraph" style:parent-style-name="Standard">
      <style:paragraph-properties style:line-height-at-least="0.198in"/>
      <style:text-properties fo:color="#d4d4d4" loext:opacity="100%" style:font-name="Droid Sans Mono" fo:font-size="10.5pt" fo:font-weight="normal" fo:background-color="#1e1e1e"/>
    </style:style>
    <style:style style:name="P111" style:family="paragraph" style:parent-style-name="Standard">
      <style:text-properties fo:color="#d4d4d4" loext:opacity="100%" style:font-name="Droid Sans Mono" fo:font-size="10.5pt" fo:font-style="normal" fo:font-weight="normal" officeooo:rsid="0088daac" officeooo:paragraph-rsid="0088daac" fo:background-color="#1e1e1e" style:font-size-asian="10.5pt" style:font-style-asian="normal" style:font-weight-asian="bold" style:font-size-complex="12pt" style:font-style-complex="normal" style:font-weight-complex="bold"/>
    </style:style>
    <style:style style:name="P112" style:family="paragraph" style:parent-style-name="Standard">
      <style:text-properties fo:color="#d4d4d4" loext:opacity="100%" style:font-name="Droid Sans Mono" fo:font-size="12pt" fo:font-style="normal" fo:font-weight="normal" officeooo:rsid="0063234a" officeooo:paragraph-rsid="00571426" fo:background-color="#1e1e1e" style:font-size-asian="10.5pt" style:font-style-asian="normal" style:font-weight-asian="normal" style:font-size-complex="12pt" style:font-style-complex="normal" style:font-weight-complex="normal"/>
    </style:style>
    <style:style style:name="P113" style:family="paragraph" style:parent-style-name="Standard">
      <style:paragraph-properties style:line-height-at-least="0.198in"/>
      <style:text-properties fo:color="#6a9955" loext:opacity="100%" style:font-name="Droid Sans Mono" fo:font-size="10.5pt" fo:font-weight="normal" fo:background-color="#1e1e1e"/>
    </style:style>
    <style:style style:name="P114" style:family="paragraph" style:parent-style-name="Standard">
      <style:paragraph-properties style:line-height-at-least="0.198in"/>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fo:font-weight="normal" officeooo:rsid="00930544" style:font-weight-asian="normal" style:font-weight-complex="normal"/>
    </style:style>
    <style:style style:name="T19" style:family="text">
      <style:text-properties fo:font-weight="normal" officeooo:rsid="0093b499" style:font-weight-asian="normal" style:font-weight-complex="normal"/>
    </style:style>
    <style:style style:name="T20" style:family="text">
      <style:text-properties fo:font-weight="normal" officeooo:rsid="00950f38" style:font-weight-asian="normal" style:font-weight-complex="normal"/>
    </style:style>
    <style:style style:name="T21" style:family="text">
      <style:text-properties fo:font-weight="normal" officeooo:rsid="00961b43" style:font-weight-asian="normal" style:font-weight-complex="normal"/>
    </style:style>
    <style:style style:name="T22" style:family="text">
      <style:text-properties fo:font-weight="normal" officeooo:rsid="009634cd" style:font-weight-asian="normal" style:font-weight-complex="normal"/>
    </style:style>
    <style:style style:name="T23" style:family="text">
      <style:text-properties fo:font-weight="normal" officeooo:rsid="009760ec" style:font-weight-asian="normal" style:font-weight-complex="normal"/>
    </style:style>
    <style:style style:name="T24" style:family="text">
      <style:text-properties fo:font-weight="normal" officeooo:rsid="0098a9e7" style:font-weight-asian="normal" style:font-weight-complex="normal"/>
    </style:style>
    <style:style style:name="T25" style:family="text">
      <style:text-properties fo:font-weight="normal" officeooo:rsid="00993e12" style:font-weight-asian="normal" style:font-weight-complex="normal"/>
    </style:style>
    <style:style style:name="T26" style:family="text">
      <style:text-properties fo:font-weight="normal" officeooo:rsid="009a2c4e" style:font-weight-asian="normal" style:font-weight-complex="normal"/>
    </style:style>
    <style:style style:name="T27" style:family="text">
      <style:text-properties fo:font-weight="normal" officeooo:rsid="009aab5c" style:font-weight-asian="normal" style:font-weight-complex="normal"/>
    </style:style>
    <style:style style:name="T28" style:family="text">
      <style:text-properties officeooo:rsid="00193b42"/>
    </style:style>
    <style:style style:name="T29" style:family="text">
      <style:text-properties officeooo:rsid="001ab640"/>
    </style:style>
    <style:style style:name="T30" style:family="text">
      <style:text-properties officeooo:rsid="001b662b"/>
    </style:style>
    <style:style style:name="T31" style:family="text">
      <style:text-properties fo:font-style="italic" style:font-style-asian="italic" style:font-style-complex="italic"/>
    </style:style>
    <style:style style:name="T32" style:family="text">
      <style:text-properties fo:font-style="italic" officeooo:rsid="001c3493"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32e07f" style:font-style-asian="italic" style:font-weight-asian="normal" style:font-style-complex="italic" style:font-weight-complex="normal"/>
    </style:style>
    <style:style style:name="T35" style:family="text">
      <style:text-properties officeooo:rsid="001bffe4"/>
    </style:style>
    <style:style style:name="T36" style:family="text">
      <style:text-properties officeooo:rsid="001c3493"/>
    </style:style>
    <style:style style:name="T37" style:family="text">
      <style:text-properties fo:font-style="normal" style:font-style-asian="normal" style:font-style-complex="normal"/>
    </style:style>
    <style:style style:name="T38" style:family="text">
      <style:text-properties fo:font-style="normal" officeooo:rsid="001c3493" style:font-style-asian="normal" style:font-style-complex="normal"/>
    </style:style>
    <style:style style:name="T39" style:family="text">
      <style:text-properties fo:font-style="normal" officeooo:rsid="001d87cc" style:font-style-asian="normal" style:font-style-complex="normal"/>
    </style:style>
    <style:style style:name="T40" style:family="text">
      <style:text-properties fo:font-style="normal" officeooo:rsid="001e9d32" style:font-style-asian="normal" style:font-style-complex="normal"/>
    </style:style>
    <style:style style:name="T41" style:family="text">
      <style:text-properties fo:font-style="normal" officeooo:rsid="00206ab6" style:font-style-asian="normal" style:font-style-complex="normal"/>
    </style:style>
    <style:style style:name="T42" style:family="text">
      <style:text-properties fo:font-style="normal" officeooo:rsid="0036630b" style:font-style-asian="normal" style:font-style-complex="normal"/>
    </style:style>
    <style:style style:name="T43" style:family="text">
      <style:text-properties fo:font-style="normal" officeooo:rsid="00383428" style:font-style-asian="normal" style:font-style-complex="normal"/>
    </style:style>
    <style:style style:name="T44" style:family="text">
      <style:text-properties fo:font-style="normal" officeooo:rsid="0039d4be" style:font-style-asian="normal" style:font-style-complex="normal"/>
    </style:style>
    <style:style style:name="T45" style:family="text">
      <style:text-properties fo:font-style="normal" officeooo:rsid="0040d50e" style:font-style-asian="normal" style:font-style-complex="normal"/>
    </style:style>
    <style:style style:name="T46" style:family="text">
      <style:text-properties fo:font-style="normal" officeooo:rsid="00422e18" style:font-style-asian="normal" style:font-style-complex="normal"/>
    </style:style>
    <style:style style:name="T47" style:family="text">
      <style:text-properties fo:font-style="normal" officeooo:rsid="004d2d1e" style:font-style-asian="normal" style:font-style-complex="normal"/>
    </style:style>
    <style:style style:name="T48" style:family="text">
      <style:text-properties fo:font-style="normal" fo:font-weight="normal" officeooo:rsid="001cfb0e" style:font-style-asian="normal" style:font-weight-asian="normal" style:font-style-complex="normal" style:font-weight-complex="normal"/>
    </style:style>
    <style:style style:name="T49" style:family="text">
      <style:text-properties fo:font-style="normal" fo:font-weight="normal" officeooo:rsid="001d14af" style:font-style-asian="normal" style:font-weight-asian="normal" style:font-style-complex="normal" style:font-weight-complex="normal"/>
    </style:style>
    <style:style style:name="T50" style:family="text">
      <style:text-properties fo:font-style="normal" fo:font-weight="normal" officeooo:rsid="001d87cc" style:font-style-asian="normal" style:font-weight-asian="normal" style:font-style-complex="normal" style:font-weight-complex="normal"/>
    </style:style>
    <style:style style:name="T51" style:family="text">
      <style:text-properties fo:font-style="normal" fo:font-weight="normal" officeooo:rsid="001ea85b" style:font-style-asian="normal" style:font-weight-asian="normal" style:font-style-complex="normal" style:font-weight-complex="normal"/>
    </style:style>
    <style:style style:name="T52" style:family="text">
      <style:text-properties fo:font-style="normal" fo:font-weight="normal" officeooo:rsid="00206ab6" style:font-style-asian="normal" style:font-weight-asian="normal" style:font-style-complex="normal" style:font-weight-complex="normal"/>
    </style:style>
    <style:style style:name="T53" style:family="text">
      <style:text-properties fo:font-style="normal" fo:font-weight="normal" officeooo:rsid="002968e7" style:font-style-asian="normal" style:font-weight-asian="normal" style:font-style-complex="normal" style:font-weight-complex="normal"/>
    </style:style>
    <style:style style:name="T54" style:family="text">
      <style:text-properties fo:font-style="normal" fo:font-weight="normal" officeooo:rsid="00353d1c" style:font-style-asian="normal" style:font-weight-asian="normal" style:font-style-complex="normal" style:font-weight-complex="normal"/>
    </style:style>
    <style:style style:name="T55" style:family="text">
      <style:text-properties fo:font-style="normal" fo:font-weight="normal" officeooo:rsid="0036630b" style:font-style-asian="normal" style:font-weight-asian="normal" style:font-style-complex="normal" style:font-weight-complex="normal"/>
    </style:style>
    <style:style style:name="T56" style:family="text">
      <style:text-properties fo:font-style="normal" fo:font-weight="normal" officeooo:rsid="00383428" style:font-style-asian="normal" style:font-weight-asian="normal" style:font-style-complex="normal" style:font-weight-complex="normal"/>
    </style:style>
    <style:style style:name="T57" style:family="text">
      <style:text-properties fo:font-style="normal" fo:font-weight="normal" officeooo:rsid="0039d4be" style:font-style-asian="normal" style:font-weight-asian="normal" style:font-style-complex="normal" style:font-weight-complex="normal"/>
    </style:style>
    <style:style style:name="T58" style:family="text">
      <style:text-properties fo:font-style="normal" fo:font-weight="bold" officeooo:rsid="00422e18" style:font-style-asian="normal" style:font-weight-asian="bold" style:font-style-complex="normal" style:font-weight-complex="bold"/>
    </style:style>
    <style:style style:name="T59" style:family="text">
      <style:text-properties officeooo:rsid="0025cfae"/>
    </style:style>
    <style:style style:name="T60" style:family="text">
      <style:text-properties officeooo:rsid="0025f2dd"/>
    </style:style>
    <style:style style:name="T61" style:family="text">
      <style:text-properties officeooo:rsid="00265482"/>
    </style:style>
    <style:style style:name="T62" style:family="text">
      <style:text-properties officeooo:rsid="0028d032"/>
    </style:style>
    <style:style style:name="T63" style:family="text">
      <style:text-properties officeooo:rsid="002c9bcf"/>
    </style:style>
    <style:style style:name="T64" style:family="text">
      <style:text-properties officeooo:rsid="00305112"/>
    </style:style>
    <style:style style:name="T65" style:family="text">
      <style:text-properties officeooo:rsid="00422e18"/>
    </style:style>
    <style:style style:name="T66" style:family="text">
      <style:text-properties officeooo:rsid="0044d9e2"/>
    </style:style>
    <style:style style:name="T67" style:family="text">
      <style:text-properties fo:font-size="12pt" style:font-size-asian="10.5pt" style:font-size-complex="12pt"/>
    </style:style>
    <style:style style:name="T68" style:family="text">
      <style:text-properties fo:font-size="12pt" officeooo:rsid="00476ecd" style:font-size-asian="10.5pt" style:font-size-complex="12pt"/>
    </style:style>
    <style:style style:name="T69" style:family="text">
      <style:text-properties fo:font-size="12pt" officeooo:rsid="004ea91e" style:font-size-asian="10.5pt" style:font-size-complex="12pt"/>
    </style:style>
    <style:style style:name="T70" style:family="text">
      <style:text-properties fo:font-size="12pt" officeooo:rsid="005228bb" style:font-size-asian="10.5pt" style:font-size-complex="12pt"/>
    </style:style>
    <style:style style:name="T71" style:family="text">
      <style:text-properties fo:font-size="12pt" officeooo:rsid="0053cdf6" style:font-size-asian="10.5pt" style:font-size-complex="12pt"/>
    </style:style>
    <style:style style:name="T72" style:family="text">
      <style:text-properties fo:font-size="12pt" officeooo:rsid="00571426" style:font-size-asian="10.5pt" style:font-size-complex="12pt"/>
    </style:style>
    <style:style style:name="T73" style:family="text">
      <style:text-properties fo:font-size="12pt" officeooo:rsid="00583267" style:font-size-asian="10.5pt" style:font-size-complex="12pt"/>
    </style:style>
    <style:style style:name="T74" style:family="text">
      <style:text-properties fo:font-size="12pt" officeooo:rsid="0058c883" style:font-size-asian="10.5pt" style:font-size-complex="12pt"/>
    </style:style>
    <style:style style:name="T75" style:family="text">
      <style:text-properties fo:font-size="12pt" officeooo:rsid="005a3f14" style:font-size-asian="10.5pt" style:font-size-complex="12pt"/>
    </style:style>
    <style:style style:name="T76" style:family="text">
      <style:text-properties fo:font-size="12pt" officeooo:rsid="005cf064" style:font-size-asian="10.5pt" style:font-size-complex="12pt"/>
    </style:style>
    <style:style style:name="T77" style:family="text">
      <style:text-properties fo:font-size="12pt" fo:font-weight="normal" style:font-size-asian="10.5pt" style:font-weight-asian="normal" style:font-size-complex="12pt" style:font-weight-complex="normal"/>
    </style:style>
    <style:style style:name="T78" style:family="text">
      <style:text-properties fo:font-size="12pt" fo:font-weight="normal" officeooo:rsid="0046066b" style:font-size-asian="10.5pt" style:font-weight-asian="normal" style:font-size-complex="12pt" style:font-weight-complex="normal"/>
    </style:style>
    <style:style style:name="T79" style:family="text">
      <style:text-properties fo:font-size="12pt" fo:font-weight="normal" officeooo:rsid="00476ecd" style:font-size-asian="10.5pt" style:font-weight-asian="normal" style:font-size-complex="12pt" style:font-weight-complex="normal"/>
    </style:style>
    <style:style style:name="T80" style:family="text">
      <style:text-properties fo:font-size="12pt" fo:font-weight="normal" officeooo:rsid="005228bb" style:font-size-asian="10.5pt" style:font-weight-asian="normal" style:font-size-complex="12pt" style:font-weight-complex="normal"/>
    </style:style>
    <style:style style:name="T81" style:family="text">
      <style:text-properties fo:font-size="12pt" fo:font-weight="normal" officeooo:rsid="0053cdf6" style:font-size-asian="10.5pt" style:font-weight-asian="normal" style:font-size-complex="12pt" style:font-weight-complex="normal"/>
    </style:style>
    <style:style style:name="T82" style:family="text">
      <style:text-properties fo:font-size="12pt" fo:font-weight="normal" officeooo:rsid="0054d5a9" style:font-size-asian="10.5pt" style:font-weight-asian="normal" style:font-size-complex="12pt" style:font-weight-complex="normal"/>
    </style:style>
    <style:style style:name="T83" style:family="text">
      <style:text-properties fo:font-size="12pt" fo:font-weight="normal" officeooo:rsid="0056006f" style:font-size-asian="10.5pt" style:font-weight-asian="normal" style:font-size-complex="12pt" style:font-weight-complex="normal"/>
    </style:style>
    <style:style style:name="T84" style:family="text">
      <style:text-properties fo:font-size="12pt" fo:font-weight="normal" officeooo:rsid="005618a9" style:font-size-asian="10.5pt" style:font-weight-asian="normal" style:font-size-complex="12pt" style:font-weight-complex="normal"/>
    </style:style>
    <style:style style:name="T85" style:family="text">
      <style:text-properties fo:font-size="12pt" fo:font-weight="normal" officeooo:rsid="0056b29d" style:font-size-asian="10.5pt" style:font-weight-asian="normal" style:font-size-complex="12pt" style:font-weight-complex="normal"/>
    </style:style>
    <style:style style:name="T86"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87" style:family="text">
      <style:text-properties fo:font-size="12pt" fo:font-weight="bold" officeooo:rsid="00583267" style:font-size-asian="10.5pt" style:font-weight-asian="bold" style:font-size-complex="12pt" style:font-weight-complex="bold"/>
    </style:style>
    <style:style style:name="T88" style:family="text">
      <style:text-properties fo:font-size="12pt" fo:font-weight="bold" officeooo:rsid="0058c883" style:font-size-asian="10.5pt" style:font-weight-asian="bold" style:font-size-complex="12pt" style:font-weight-complex="bold"/>
    </style:style>
    <style:style style:name="T89" style:family="text">
      <style:text-properties fo:font-size="12pt" fo:font-weight="bold" officeooo:rsid="005a3f14" style:font-size-asian="10.5pt" style:font-weight-asian="bold" style:font-size-complex="12pt" style:font-weight-complex="bold"/>
    </style:style>
    <style:style style:name="T90" style:family="text">
      <style:text-properties fo:font-size="12pt" fo:font-style="normal" style:font-size-asian="10.5pt" style:font-style-asian="normal" style:font-size-complex="12pt" style:font-style-complex="normal"/>
    </style:style>
    <style:style style:name="T91" style:family="text">
      <style:text-properties fo:font-size="12pt" fo:font-style="normal" officeooo:rsid="005ba2ec" style:font-size-asian="10.5pt" style:font-style-asian="normal" style:font-size-complex="12pt" style:font-style-complex="normal"/>
    </style:style>
    <style:style style:name="T92" style:family="text">
      <style:text-properties fo:font-size="12pt" fo:font-style="normal" officeooo:rsid="005c2af6" style:font-size-asian="10.5pt" style:font-style-asian="normal" style:font-size-complex="12pt" style:font-style-complex="normal"/>
    </style:style>
    <style:style style:name="T93" style:family="text">
      <style:text-properties fo:font-size="12pt" fo:font-style="normal" officeooo:rsid="005ec1aa" style:font-size-asian="10.5pt" style:font-style-asian="normal" style:font-size-complex="12pt" style:font-style-complex="normal"/>
    </style:style>
    <style:style style:name="T94" style:family="text">
      <style:text-properties fo:font-size="12pt" fo:font-style="normal" officeooo:rsid="0060b4e8" style:font-size-asian="10.5pt" style:font-style-asian="normal" style:font-size-complex="12pt" style:font-style-complex="normal"/>
    </style:style>
    <style:style style:name="T95" style:family="text">
      <style:text-properties fo:font-size="12pt" fo:font-style="normal" officeooo:rsid="006299b6" style:font-size-asian="10.5pt" style:font-style-asian="normal" style:font-size-complex="12pt" style:font-style-complex="normal"/>
    </style:style>
    <style:style style:name="T96" style:family="text">
      <style:text-properties fo:font-size="12pt" fo:font-style="normal" officeooo:rsid="0063234a" style:font-size-asian="10.5pt" style:font-style-asian="normal" style:font-size-complex="12pt" style:font-style-complex="normal"/>
    </style:style>
    <style:style style:name="T97" style:family="text">
      <style:text-properties fo:font-size="12pt" fo:font-style="normal" officeooo:rsid="0068bd79" style:font-size-asian="10.5pt" style:font-style-asian="normal" style:font-size-complex="12pt" style:font-style-complex="normal"/>
    </style:style>
    <style:style style:name="T98" style:family="text">
      <style:text-properties fo:font-size="12pt" fo:font-style="normal" officeooo:rsid="0068e424" style:font-size-asian="10.5pt" style:font-style-asian="normal" style:font-size-complex="12pt" style:font-style-complex="normal"/>
    </style:style>
    <style:style style:name="T99" style:family="text">
      <style:text-properties fo:font-size="12pt" fo:font-style="normal" officeooo:rsid="00690d9f" style:font-size-asian="10.5pt" style:font-style-asian="normal" style:font-size-complex="12pt" style:font-style-complex="normal"/>
    </style:style>
    <style:style style:name="T100" style:family="text">
      <style:text-properties fo:font-size="12pt" fo:font-style="normal" officeooo:rsid="006a05ae" style:font-size-asian="10.5pt" style:font-style-asian="normal" style:font-size-complex="12pt" style:font-style-complex="normal"/>
    </style:style>
    <style:style style:name="T101" style:family="text">
      <style:text-properties fo:font-size="12pt" fo:font-style="normal" officeooo:rsid="006be1fe" style:font-size-asian="10.5pt" style:font-style-asian="normal" style:font-size-complex="12pt" style:font-style-complex="normal"/>
    </style:style>
    <style:style style:name="T102" style:family="text">
      <style:text-properties fo:font-size="12pt" fo:font-style="normal" officeooo:rsid="006d294b" style:font-size-asian="10.5pt" style:font-style-asian="normal" style:font-size-complex="12pt" style:font-style-complex="normal"/>
    </style:style>
    <style:style style:name="T103" style:family="text">
      <style:text-properties fo:font-size="12pt" fo:font-style="normal" officeooo:rsid="006d4c2a" style:font-size-asian="10.5pt" style:font-style-asian="normal" style:font-size-complex="12pt" style:font-style-complex="normal"/>
    </style:style>
    <style:style style:name="T104" style:family="text">
      <style:text-properties fo:font-size="12pt" fo:font-style="normal" officeooo:rsid="00726400" style:font-size-asian="10.5pt" style:font-style-asian="normal" style:font-size-complex="12pt" style:font-style-complex="normal"/>
    </style:style>
    <style:style style:name="T105" style:family="text">
      <style:text-properties fo:font-size="12pt" fo:font-style="normal" officeooo:rsid="0074031e" style:font-size-asian="10.5pt" style:font-style-asian="normal" style:font-size-complex="12pt" style:font-style-complex="normal"/>
    </style:style>
    <style:style style:name="T106" style:family="text">
      <style:text-properties fo:font-size="12pt" fo:font-style="normal" officeooo:rsid="0075a331" style:font-size-asian="10.5pt" style:font-style-asian="normal" style:font-size-complex="12pt" style:font-style-complex="normal"/>
    </style:style>
    <style:style style:name="T107" style:family="text">
      <style:text-properties fo:font-size="12pt" fo:font-style="normal" officeooo:rsid="007602d2" style:font-size-asian="10.5pt" style:font-style-asian="normal" style:font-size-complex="12pt" style:font-style-complex="normal"/>
    </style:style>
    <style:style style:name="T108" style:family="text">
      <style:text-properties fo:font-size="12pt" fo:font-style="normal" officeooo:rsid="00768c7d" style:font-size-asian="10.5pt" style:font-style-asian="normal" style:font-size-complex="12pt" style:font-style-complex="normal"/>
    </style:style>
    <style:style style:name="T109" style:family="text">
      <style:text-properties fo:font-size="12pt" fo:font-style="normal" officeooo:rsid="0077fa41" style:font-size-asian="10.5pt" style:font-style-asian="normal" style:font-size-complex="12pt" style:font-style-complex="normal"/>
    </style:style>
    <style:style style:name="T110" style:family="text">
      <style:text-properties fo:font-size="12pt" fo:font-style="normal" officeooo:rsid="0078f224" style:font-size-asian="10.5pt" style:font-style-asian="normal" style:font-size-complex="12pt" style:font-style-complex="normal"/>
    </style:style>
    <style:style style:name="T111" style:family="text">
      <style:text-properties fo:font-size="12pt" fo:font-style="normal" officeooo:rsid="00798582" style:font-size-asian="10.5pt" style:font-style-asian="normal" style:font-size-complex="12pt" style:font-style-complex="normal"/>
    </style:style>
    <style:style style:name="T112" style:family="text">
      <style:text-properties fo:font-size="12pt" fo:font-style="normal" officeooo:rsid="007b58f6" style:font-size-asian="10.5pt" style:font-style-asian="normal" style:font-size-complex="12pt" style:font-style-complex="normal"/>
    </style:style>
    <style:style style:name="T113" style:family="text">
      <style:text-properties fo:font-size="12pt" fo:font-style="normal" officeooo:rsid="007c222e" style:font-size-asian="10.5pt" style:font-style-asian="normal" style:font-size-complex="12pt" style:font-style-complex="normal"/>
    </style:style>
    <style:style style:name="T114" style:family="text">
      <style:text-properties fo:font-size="12pt" fo:font-style="normal" officeooo:rsid="007e3658" style:font-size-asian="10.5pt" style:font-style-asian="normal" style:font-size-complex="12pt" style:font-style-complex="normal"/>
    </style:style>
    <style:style style:name="T115" style:family="text">
      <style:text-properties fo:font-size="12pt" fo:font-style="normal" officeooo:rsid="007fa95c" style:font-size-asian="10.5pt" style:font-style-asian="normal" style:font-size-complex="12pt" style:font-style-complex="normal"/>
    </style:style>
    <style:style style:name="T116" style:family="text">
      <style:text-properties fo:font-size="12pt" fo:font-style="normal" officeooo:rsid="0080b195" style:font-size-asian="10.5pt" style:font-style-asian="normal" style:font-size-complex="12pt" style:font-style-complex="normal"/>
    </style:style>
    <style:style style:name="T117" style:family="text">
      <style:text-properties fo:font-size="12pt" fo:font-style="normal" officeooo:rsid="0081b161" style:font-size-asian="10.5pt" style:font-style-asian="normal" style:font-size-complex="12pt" style:font-style-complex="normal"/>
    </style:style>
    <style:style style:name="T118" style:family="text">
      <style:text-properties fo:font-size="12pt" fo:font-style="normal" officeooo:rsid="00829c5f" style:font-size-asian="10.5pt" style:font-style-asian="normal" style:font-size-complex="12pt" style:font-style-complex="normal"/>
    </style:style>
    <style:style style:name="T119" style:family="text">
      <style:text-properties fo:font-size="12pt" fo:font-style="normal" officeooo:rsid="00846bc1" style:font-size-asian="10.5pt" style:font-style-asian="normal" style:font-size-complex="12pt" style:font-style-complex="normal"/>
    </style:style>
    <style:style style:name="T120" style:family="text">
      <style:text-properties fo:font-size="12pt" fo:font-style="normal" officeooo:rsid="0085f9b6" style:font-size-asian="10.5pt" style:font-style-asian="normal" style:font-size-complex="12pt" style:font-style-complex="normal"/>
    </style:style>
    <style:style style:name="T121" style:family="text">
      <style:text-properties fo:font-size="12pt" fo:font-style="normal" officeooo:rsid="0086eb3b" style:font-size-asian="10.5pt" style:font-style-asian="normal" style:font-size-complex="12pt" style:font-style-complex="normal"/>
    </style:style>
    <style:style style:name="T122"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123"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124"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125"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126"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127"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128"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129" style:family="text">
      <style:text-properties fo:font-size="12pt" fo:font-style="normal" fo:font-weight="bold" style:font-size-asian="10.5pt" style:font-style-asian="normal" style:font-weight-asian="bold" style:font-size-complex="12pt" style:font-style-complex="normal" style:font-weight-complex="bold"/>
    </style:style>
    <style:style style:name="T130"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131"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132"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133"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134"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135"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136"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137"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138"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139"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140"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141"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142"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143"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144"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145"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146"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147"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148"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149"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150"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151"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152" style:family="text">
      <style:text-properties fo:font-size="14pt" style:font-size-asian="14pt" style:font-size-complex="14pt"/>
    </style:style>
    <style:style style:name="T153" style:family="text">
      <style:text-properties fo:color="#569cd6" loext:opacity="100%"/>
    </style:style>
    <style:style style:name="T154" style:family="text">
      <style:text-properties fo:color="#569cd6" loext:opacity="100%" style:font-weight-asian="normal" style:font-weight-complex="normal"/>
    </style:style>
    <style:style style:name="T155" style:family="text">
      <style:text-properties fo:color="#569cd6" loext:opacity="100%" officeooo:rsid="00961b43" style:font-weight-asian="normal" style:font-weight-complex="normal"/>
    </style:style>
    <style:style style:name="T156" style:family="text">
      <style:text-properties fo:color="#569cd6" loext:opacity="100%" officeooo:rsid="009760ec" style:font-weight-asian="normal" style:font-weight-complex="normal"/>
    </style:style>
    <style:style style:name="T157" style:family="text">
      <style:text-properties fo:color="#569cd6" loext:opacity="100%" officeooo:rsid="00993e12" style:font-weight-asian="normal" style:font-weight-complex="normal"/>
    </style:style>
    <style:style style:name="T158" style:family="text">
      <style:text-properties fo:color="#569cd6" loext:opacity="100%" officeooo:rsid="00930544"/>
    </style:style>
    <style:style style:name="T159"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60" style:family="text">
      <style:text-properties fo:color="#dcdcaa" loext:opacity="100%"/>
    </style:style>
    <style:style style:name="T161"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62" style:family="text">
      <style:text-properties fo:color="#dcdcaa" loext:opacity="100%" style:font-weight-asian="normal" style:font-weight-complex="normal"/>
    </style:style>
    <style:style style:name="T163" style:family="text">
      <style:text-properties fo:color="#dcdcaa" loext:opacity="100%" officeooo:rsid="00993e12" style:font-weight-asian="normal" style:font-weight-complex="normal"/>
    </style:style>
    <style:style style:name="T164" style:family="text">
      <style:text-properties fo:color="#c586c0" loext:opacity="100%"/>
    </style:style>
    <style:style style:name="T165" style:family="text">
      <style:text-properties fo:color="#808080" loext:opacity="100%"/>
    </style:style>
    <style:style style:name="T166"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67" style:family="text">
      <style:text-properties fo:color="#9cdcfe" loext:opacity="100%"/>
    </style:style>
    <style:style style:name="T168"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69" style:family="text">
      <style:text-properties fo:color="#9cdcfe" loext:opacity="100%" style:font-weight-asian="normal" style:font-weight-complex="normal"/>
    </style:style>
    <style:style style:name="T170" style:family="text">
      <style:text-properties fo:color="#9cdcfe" loext:opacity="100%" officeooo:rsid="00993e12" style:font-weight-asian="normal" style:font-weight-complex="normal"/>
    </style:style>
    <style:style style:name="T171" style:family="text">
      <style:text-properties fo:color="#4ec9b0" loext:opacity="100%"/>
    </style:style>
    <style:style style:name="T172"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73" style:family="text">
      <style:text-properties fo:color="#ce9178" loext:opacity="100%"/>
    </style:style>
    <style:style style:name="T174"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75" style:family="text">
      <style:text-properties officeooo:rsid="00897bc2"/>
    </style:style>
    <style:style style:name="T176" style:family="text">
      <style:text-properties officeooo:rsid="008c4470"/>
    </style:style>
    <style:style style:name="T177" style:family="text">
      <style:text-properties style:font-weight-asian="normal" style:font-weight-complex="normal"/>
    </style:style>
    <style:style style:name="T178" style:family="text">
      <style:text-properties officeooo:rsid="00993e12" style:font-weight-asian="normal" style:font-weight-complex="normal"/>
    </style:style>
    <style:style style:name="T179" style:family="text">
      <style:text-properties fo:color="#4fc1ff" loext:opacity="100%"/>
    </style:style>
    <style:style style:name="T180" style:family="text">
      <style:text-properties officeooo:rsid="0093b499"/>
    </style:style>
    <style:style style:name="T181" style:family="text">
      <style:text-properties fo:color="#6a9955" loext:opacity="100%" officeooo:rsid="00961b43" style:font-weight-asian="normal" style:font-weight-complex="normal"/>
    </style:style>
    <style:style style:name="T182" style:family="text">
      <style:text-properties fo:color="#6a9955" loext:opacity="100%" officeooo:rsid="009760ec" style:font-weight-asian="normal" style:font-weight-complex="normal"/>
    </style:style>
    <style:style style:name="T183" style:family="text">
      <style:text-properties officeooo:rsid="009760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Hasura Generating Graphql for a FullStack Application:</text:p>
      <text:p text:style-name="P56"><draw:frame draw:style-name="fr1" draw:name="Image1" text:anchor-type="char" svg:x="6.4492in" svg:y="0.1709in" svg:width="1.2102in" svg:height="1.3598in" draw:z-index="0"><draw:image xlink:href="Pictures/100000010000010B0000012C160F43033A9223A4.png" xlink:type="simple" xlink:show="embed" xlink:actuate="onLoad" draw:mime-type="image/png"/></draw:frame></text:p>
      <text:p text:style-name="P56"><text:a xlink:type="simple" xlink:href="https://github.com/mpapili/Hasura_Fullstack_Project" text:style-name="Internet_20_link" text:visited-style-name="Visited_20_Internet_20_Link"><text:span text:style-name="T152">https://github.com/mpapili/Hasura_Fullstack_Project</text:span></text:a></text:p>
      <text:p text:style-name="P1"/>
      <text:p text:style-name="P3">Server:</text:p>
      <text:list xml:id="list4287241913" text:style-name="L1">
        <text:list-item>
          <text:p text:style-name="P59">Arch Linux</text:p>
          <text:list>
            <text:list-item>
              <text:p text:style-name="P59">EndeavourOS Installer</text:p>
            </text:list-item>
          </text:list>
        </text:list-item>
      </text:list>
      <text:p text:style-name="P1"/>
      <text:p text:style-name="P1">Stack:</text:p>
      <text:list xml:id="list3691002257" text:style-name="L2">
        <text:list-item>
          <text:p text:style-name="P60">Django4</text:p>
        </text:list-item>
        <text:list-item>
          <text:p text:style-name="P60">Hasura</text:p>
        </text:list-item>
        <text:list-item>
          <text:p text:style-name="P60">Postgresql</text:p>
        </text:list-item>
        <text:list-item>
          <text:p text:style-name="P60">React</text:p>
        </text:list-item>
      </text:list>
      <text:p text:style-name="P1"/>
      <text:p text:style-name="P1"/>
      <text:p text:style-name="P1"/>
      <text:p text:style-name="P2"/>
      <text:p text:style-name="P8"/>
      <text:p text:style-name="P13">Step1: Setting up the Postgres Database<draw:frame draw:style-name="fr1" draw:name="Image2" text:anchor-type="char" svg:x="6.4972in" svg:y="0.0102in" svg:width="1.0457in" svg:height="1.0783in" draw:z-index="1"><draw:image xlink:href="Pictures/10000001000003E1000004004971A0B36ED67469.png" xlink:type="simple" xlink:show="embed" xlink:actuate="onLoad" draw:mime-type="image/png"/></draw:frame></text:p>
      <text:p text:style-name="P3"/>
      <text:p text:style-name="P3"><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10"/>
      <text:list xml:id="list596987192" text:style-name="L3">
        <text:list-item>
          <text:p text:style-name="P61">sudo pacman -S postgresql</text:p>
        </text:list-item>
        <text:list-item>
          <text:p text:style-name="P61">systemctl enable postgresql</text:p>
        </text:list-item>
        <text:list-item>
          <text:p text:style-name="P61">systemctl start postgresql</text:p>
        </text:list-item>
      </text:list>
      <text:p text:style-name="P4"/>
      <text:p text:style-name="P4"><text:tab/><text:span text:style-name="T1">After this we’ve got a user account, </text:span>postgres<text:span text:style-name="T1">, created for us. </text:span><text:span text:style-name="T2">Let’s switch over to that user now</text:span></text:p>
      <text:p text:style-name="P11"/>
      <text:list xml:id="list3415726752" text:style-name="L4">
        <text:list-item>
          <text:p text:style-name="P62">sudo <text:span text:style-name="T30">su -</text:span> postgres</text:p>
        </text:list-item>
        <text:list-item>
          <text:p text:style-name="P62">psql <text:span text:style-name="T28"># test if it works</text:span></text:p>
        </text:list-item>
        <text:list-item>
          <text:p text:style-name="P64">\q # quit</text:p>
        </text:list-item>
      </text:list>
      <text:p text:style-name="P5"/>
      <text:p text:style-name="P5"><text:tab/><text:span text:style-name="T30">BONUS STEP:</text:span></text:p>
      <text:p text:style-name="P5"><text:tab/><text:span text:style-name="T5">Seems an important file wasn’t initialized on install for arch. Had to run:</text:span></text:p>
      <text:list xml:id="list432788840" text:style-name="L5">
        <text:list-item>
          <text:p text:style-name="P63">su - postgres -c "initdb --locale en_US.UTF-8 -D '/var/lib/postgres/data</text:p>
        </text:list-item>
      </text:list>
      <text:p text:style-name="P5"/>
      <text:p text:style-name="P5"><text:tab/><text:span text:style-name="T1">Now we’re in the postgres prompt. Hooray. </text:span><text:span text:style-name="T3">Exit out but remain the postgres user. </text:span><text:span text:style-name="T29">We need to create a new role, </text:span><text:span text:style-name="T4">an account to access our database.</text:span></text:p>
      <text:p text:style-name="P12"/>
      <text:list xml:id="list139225305" text:style-name="L6">
        <text:list-item>
          <text:p text:style-name="P65">createuser --interactive</text:p>
          <text:list>
            <text:list-item>
              <text:p text:style-name="P68">called my user “<text:span text:style-name="T31">mikes_db</text:span>”</text:p>
            </text:list-item>
            <text:list-item>
              <text:p text:style-name="P68">say “y” when asked to make it a superuser</text:p>
            </text:list-item>
          </text:list>
        </text:list-item>
      </text:list>
      <text:p text:style-name="P9"/>
      <text:p text:style-name="P9"><text:tab/><text:span text:style-name="T35">Great! Almost done. Now time to create the actual database itself! </text:span><text:span text:style-name="T36">Oh… I’m an idiot… the DB we’re connecting to wants the name as the role account. Let’s just call both </text:span><text:span text:style-name="T32">“mikes_db” </text:span><text:span text:style-name="T38">since that kind of makes sense.</text:span></text:p>
      <text:p text:style-name="P46"/>
      <text:list xml:id="list1409501651" text:style-name="L7">
        <text:list-item>
          <text:p text:style-name="P66"><text:span text:style-name="T38">c</text:span><text:span text:style-name="T37">reatedb mikes_db</text:span><text:span text:style-name="T31"> </text:span><text:span text:style-name="T33"># use the username from before as DB name</text:span></text:p>
        </text:list-item>
      </text:list>
      <text:p text:style-name="P26"/>
      <text:p text:style-name="P6"><text:span text:style-name="T33"><text:tab/></text:span><text:span text:style-name="T48">Tada! The database exists. Let’s connect to it now by connecting to postgres AS THE USER we created. </text:span><text:span text:style-name="T49">Note that we still need to add it AS A LINUX USER. </text:span><text:span text:style-name="T50">Use the </text:span><text:span text:style-name="T51">useradd</text:span><text:span text:style-name="T39"> </text:span><text:span text:style-name="T50">command here:</text:span></text:p>
      <text:list xml:id="list3595058991" text:style-name="L8">
        <text:list-item>
          <text:p text:style-name="P67"><text:span text:style-name="T37">sudo </text:span><text:span text:style-name="T40">useradd</text:span><text:span text:style-name="T37"> mikes_db</text:span></text:p>
        </text:list-item>
        <text:list-item>
          <text:p text:style-name="P69">su - mikes_db</text:p>
        </text:list-item>
        <text:list-item>
          <text:p text:style-name="P69">psql</text:p>
        </text:list-item>
      </text:list>
      <text:p text:style-name="P37"/>
      <text:p text:style-name="P7"><text:span text:style-name="T37"><text:tab/></text:span><text:span text:style-name="T52">Woohoo! We’re connected! Some basic stuff, we can get connection info with </text:span><text:span text:style-name="T41">\conninfo</text:span></text:p>
      <text:p text:style-name="P36"/>
      <text:p text:style-name="P25">mikes_db=# \conninfo</text:p>
      <text:p text:style-name="P25">You are connected to database "mikes_db" as user "mikes_db" via socket in "/run/postgresql" at port "5432".</text:p>
      <text:p text:style-name="P25"/>
      <text:p text:style-name="P25"><text:soft-page-break/><text:tab/><text:span text:style-name="T47">Now that we’ve got our database up and running it’s time to populate it with some data, manage some migrations, and even serve out some requests. That’s right, it’s Django-time (page break).</text:span></text:p>
      <text:p text:style-name="P77"/>
      <text:p text:style-name="P25"/>
      <text:p text:style-name="P25"><draw:frame draw:style-name="fr1" draw:name="Image3" text:anchor-type="char" svg:x="4.9811in" svg:y="0.0228in" svg:width="2.4417in" svg:height="1.5264in" draw:z-index="2"><draw:image xlink:href="Pictures/1000000100000F00000009601DEF7961A4455E17.png" xlink:type="simple" xlink:show="embed" xlink:actuate="onLoad" draw:mime-type="image/png"/></draw:frame></text:p>
      <text:p text:style-name="P14">Step2: DJANGO TIME!</text:p>
      <text:p text:style-name="P35"/>
      <text:p text:style-name="P35"><text:tab/><text:span text:style-name="T7">That’s right we’ll be using Django to manage the database, migrations, and more. </text:span><text:span text:style-name="T8">So this is a fresh Arch server with Python3.10 so let’s install </text:span><text:span text:style-name="T59">python-pip </text:span><text:span text:style-name="T8">and then </text:span><text:span text:style-name="T59">pip install django –</text:span><text:span text:style-name="T8"> we’ll be using Django4 this time around. </text:span><text:span text:style-name="T12">Don’t forget to install </text:span><text:span text:style-name="T62">psycopg2 </text:span><text:span text:style-name="T12">as well.</text:span></text:p>
      <text:p text:style-name="P47"/>
      <text:list xml:id="list1295525879" text:style-name="L9">
        <text:list-item>
          <text:p text:style-name="P70">python -m django startproject mikes_db_api</text:p>
        </text:list-item>
        <text:list-item>
          <text:p text:style-name="P71"/>
        </text:list-item>
      </text:list>
      <text:p text:style-name="P35"/>
      <text:p text:style-name="P35"><text:tab/><text:span text:style-name="T9">And so we don’t lose our minds with </text:span><text:span text:style-name="T60">vim </text:span><text:span text:style-name="T9">on everything, I’m grabbing the latest </text:span><text:span text:style-name="T60">spyder </text:span><text:span text:style-name="T9">as well.</text:span></text:p>
      <text:p text:style-name="P48"/>
      <text:p text:style-name="P35"><text:span text:style-name="T9"><text:tab/></text:span><text:span text:style-name="T10">So as we can see we have a pathetic sqlite3 database set up in </text:span><text:span text:style-name="T61">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49"/>
      <text:p text:style-name="P30">DATABASES = {</text:p>
      <text:p text:style-name="P30"><text:s text:c="4"/>'default': {</text:p>
      <text:p text:style-name="P30"><text:s text:c="8"/>'ENGINE': 'django.db.backends.postgresql_psycopg2',</text:p>
      <text:p text:style-name="P30"><text:s text:c="8"/>'NAME': 'mikes_db',</text:p>
      <text:p text:style-name="P30"><text:s text:c="8"/>'USER': 'mikes_db',</text:p>
      <text:p text:style-name="P30"><text:s text:c="8"/>'PASSWORD': 'mikes_db',</text:p>
      <text:p text:style-name="P30"><text:s text:c="8"/>'HOST': 'localhost',</text:p>
      <text:p text:style-name="P30"><text:s text:c="8"/>'PORT': '5432',</text:p>
      <text:p text:style-name="P30"><text:s text:c="4"/>}</text:p>
      <text:p text:style-name="P30">}</text:p>
      <text:p text:style-name="P30"/>
      <text:p text:style-name="P33"><text:span text:style-name="T13"><text:tab/></text:span><text:span text:style-name="T53">Great stuff! It’s working right out the box (after installing psycopg2). Let’s run some migrations:</text:span></text:p>
      <text:p text:style-name="P50"/>
      <text:list xml:id="list1054701656" text:style-name="L10">
        <text:list-item>
          <text:p text:style-name="P78"><text:span text:style-name="T37">python manage.py showmigrations # </text:span><text:span text:style-name="T1">make sure we’re connected and see Django-y stuff</text:span></text:p>
        </text:list-item>
        <text:list-item>
          <text:p text:style-name="P72">python manage.py migrate </text:p>
        </text:list-item>
        <text:list-item>
          <text:p text:style-name="P73">python manage.py runserver </text:p>
        </text:list-item>
      </text:list>
      <text:p text:style-name="P38"/>
      <text:p text:style-name="P38"><text:tab/><text:span text:style-name="T1">And after the runserver you should have no problem getting Django’s “hello world” screen at </text:span>localhost:8000<text:span text:style-name="T1">. </text:span></text:p>
      <text:p text:style-name="P51"/>
      <text:p text:style-name="P38"><text:span text:style-name="T1"><text:tab/></text:span><text:span text:style-name="T63">Let’s make an application for some demo data! </text:span><text:span text:style-name="T14">I’d like to start an app that manages PETS perhaps. That sounds fun. Let’s do that, a “Pets” app.</text:span></text:p>
      <text:p text:style-name="P52"/>
      <text:list xml:id="list1963598986" text:style-name="L11">
        <text:list-item>
          <text:p text:style-name="P74">Python manage.py startapp pets</text:p>
        </text:list-item>
      </text:list>
      <text:p text:style-name="P39"/>
      <text:p text:style-name="P39"><text:tab/><text:span text:style-name="T64">Don’t forget to add “pets” to “INSTALLED_APPS” in settings.py ! </text:span></text:p>
      <text:p text:style-name="P39"><text:tab/><text:span text:style-name="T15">Here’s what I’ve added to “models.py”:</text:span></text:p>
      <text:p text:style-name="P53"/>
      <text:p text:style-name="P31"><text:soft-page-break/>from django.db import models</text:p>
      <text:p text:style-name="P31"/>
      <text:p text:style-name="P31">class Species(models.Model):</text:p>
      <text:p text:style-name="P31"><text:s text:c="4"/>name = models.CharField(max_length=50)</text:p>
      <text:p text:style-name="P31"/>
      <text:p text:style-name="P31">class Pet(models.Model):</text:p>
      <text:p text:style-name="P31"><text:s text:c="4"/>name = models.CharField(max_length=25)</text:p>
      <text:p text:style-name="P31"><text:s text:c="4"/>species = models.ForeignKey(Species, on_delete=models.CASCADE)</text:p>
      <text:p text:style-name="P31"/>
      <text:p text:style-name="P39"/>
      <text:list xml:id="list3193398374" text:style-name="L12">
        <text:list-item>
          <text:p text:style-name="P75">Python manage.py makemigrations pets</text:p>
        </text:list-item>
        <text:list-item>
          <text:p text:style-name="P75">python manage.py migrate pets</text:p>
        </text:list-item>
      </text:list>
      <text:p text:style-name="P40"/>
      <text:p text:style-name="P40"><text:tab/><text:span text:style-name="T16">Going great. Head into the shell, create a Species and a Pet… I’m even getting fancy and adding a </text:span><text:span text:style-name="T34">__str__ </text:span><text:span text:style-name="T16">method to the Pet model!</text:span></text:p>
      <text:p text:style-name="P54"/>
      <text:p text:style-name="P32">In [1]: from pets.models import *</text:p>
      <text:p text:style-name="P32">In [5]: s = Species.objects.create(name='dog')</text:p>
      <text:p text:style-name="P32">In [6]: p = Pet.objects.create(name='spot', species=s)</text:p>
      <text:p text:style-name="P34"><text:span text:style-name="T16">In [</text:span><text:span text:style-name="T17">7</text:span><text:span text:style-name="T16">]: Pet.objects.all()</text:span></text:p>
      <text:p text:style-name="P34"><text:span text:style-name="T16">Out[</text:span><text:span text:style-name="T17">7</text:span><text:span text:style-name="T16">]: &lt;QuerySet [&lt;Pet: spot the dog&gt;]&gt;</text:span></text:p>
      <text:p text:style-name="P32"/>
      <text:p text:style-name="P34"><text:span text:style-name="T16"><text:tab/></text:span><text:span text:style-name="T54">Nice. Now it’s not crucial for this demo, but I want to set up an endpoint. </text:span><text:span text:style-name="T55">Let’s edit </text:span><text:span text:style-name="T42">views.py </text:span><text:span text:style-name="T55">now. </text:span><text:span text:style-name="T43">Pip install djangorestframework </text:span><text:span text:style-name="T56">and make sure </text:span><text:span text:style-name="T43">rest_framework </text:span><text:span text:style-name="T56">is installed in INSTALLED_APPS in </text:span><text:span text:style-name="T43">settings.py. </text:span></text:p>
      <text:p text:style-name="P43"/>
      <text:p text:style-name="P34"><text:span text:style-name="T44"><text:tab/></text:span><text:span text:style-name="T57">I won’t get too into details with what I did but basically:</text:span></text:p>
      <text:p text:style-name="P55"/>
      <text:p text:style-name="P44">views.py:</text:p>
      <text:p text:style-name="P44"/>
      <text:p text:style-name="P27">from rest_framework.decorators import api_view</text:p>
      <text:p text:style-name="P27">from rest_framework.response import Response</text:p>
      <text:p text:style-name="P27">from pets.models import Pet</text:p>
      <text:p text:style-name="P27">from pets.serializers import PetSerializer</text:p>
      <text:p text:style-name="P27"/>
      <text:p text:style-name="P27"/>
      <text:p text:style-name="P27">@api_view(['GET'])</text:p>
      <text:p text:style-name="P27">def pet_detail(request, pk):</text:p>
      <text:p text:style-name="P27"><text:s text:c="4"/>pet = Pet.objects.get(id=pk)</text:p>
      <text:p text:style-name="P27"><text:s text:c="4"/>serializer = PetSerializer(pet, many=False)</text:p>
      <text:p text:style-name="P27"><text:s text:c="4"/>return Response({'message': serializer.data})</text:p>
      <text:p text:style-name="P27"/>
      <text:p text:style-name="P41">serializers.py</text:p>
      <text:p text:style-name="P41"/>
      <text:p text:style-name="P28">from rest_framework import serializers</text:p>
      <text:p text:style-name="P28"/>
      <text:p text:style-name="P28">from pets.models import Pet, Species</text:p>
      <text:p text:style-name="P28"/>
      <text:p text:style-name="P28">class SpeciesSerializer(serializers.ModelSerializer):</text:p>
      <text:p text:style-name="P28"><text:soft-page-break/><text:s text:c="4"/>class Meta:</text:p>
      <text:p text:style-name="P28"><text:s text:c="8"/>model = Species</text:p>
      <text:p text:style-name="P28"><text:s text:c="8"/>fields = '__all__'</text:p>
      <text:p text:style-name="P28"/>
      <text:p text:style-name="P28">class PetSerializer(serializers.ModelSerializer):</text:p>
      <text:p text:style-name="P28"><text:s text:c="4"/>species = SpeciesSerializer()</text:p>
      <text:p text:style-name="P28"/>
      <text:p text:style-name="P28"><text:s text:c="4"/>class Meta:</text:p>
      <text:p text:style-name="P28"><text:s text:c="8"/>model = Pet</text:p>
      <text:p text:style-name="P28"><text:s text:c="8"/>fields = '__all__'</text:p>
      <text:p text:style-name="P28"/>
      <text:p text:style-name="P42">urls.py</text:p>
      <text:p text:style-name="P42"/>
      <text:p text:style-name="P29">from django.contrib import admin</text:p>
      <text:p text:style-name="P29">from django.urls import path</text:p>
      <text:p text:style-name="P29"/>
      <text:p text:style-name="P29">from pets import views as pet_views</text:p>
      <text:p text:style-name="P29"/>
      <text:p text:style-name="P29">urlpatterns = [</text:p>
      <text:p text:style-name="P29"><text:s text:c="4"/>path('admin/', admin.site.urls),</text:p>
      <text:p text:style-name="P29"><text:s text:c="4"/></text:p>
      <text:p text:style-name="P29"><text:s text:c="4"/># pets</text:p>
      <text:p text:style-name="P29"><text:s text:c="4"/>path('pets/&lt;int:pk&gt;/', pet_views.pet_detail, name='pet_detail')</text:p>
      <text:p text:style-name="P29">]</text:p>
      <text:p text:style-name="P29"/>
      <text:p text:style-name="P29"><text:tab/><text:span text:style-name="T45">And it all works marvelously. </text:span><text:span text:style-name="T46">But enough messing around with that, I already know how to use Django somewhat profficiently. It’s probably time to move into less-comfortable waters </text:span><text:span text:style-name="T58">and make a React App.</text:span></text:p>
      <text:p text:style-name="P76"/>
      <text:p text:style-name="P45"><draw:frame draw:style-name="fr1" draw:name="Image4" text:anchor-type="char" svg:x="5.4846in" svg:y="0.148in" svg:width="1.8307in" svg:height="1.2945in" draw:z-index="3"><draw:image xlink:href="Pictures/1000000100000500000003899ECBC34BC80ADFC1.png" xlink:type="simple" xlink:show="embed" xlink:actuate="onLoad" draw:mime-type="image/png"/></draw:frame></text:p>
      <text:p text:style-name="P45"/>
      <text:p text:style-name="P45"/>
      <text:p text:style-name="P15"><text:span text:style-name="T65">Step</text:span><text:span text:style-name="T66">3</text:span><text:span text:style-name="T65">: </text:span><text:span text:style-name="T66">Building a Frontend with React</text:span></text:p>
      <text:p text:style-name="P15"/>
      <text:p text:style-name="P15"><text:tab/><text:span text:style-name="T78">This is without a doubt the part I dread the most, but what good is my “fullstack” Hasura project going to be with only half a stack?</text:span></text:p>
      <text:p text:style-name="P57"/>
      <text:p text:style-name="P15"><text:span text:style-name="T78"><text:tab/></text:span><text:span text:style-name="T79">Let’s get an IDE again so we don’t lose our minds. Against my instincts it’s time to invite some proprietary stuff into our precious Arch install with </text:span><text:span text:style-name="T68">visual-studio-code-bin </text:span><text:span text:style-name="T79">from the AUR. </text:span></text:p>
      <text:p text:style-name="P79"/>
      <text:p text:style-name="P16"><text:a xlink:type="simple" xlink:href="https://www.youtube.com/watch?v=Dorf8i6lCuk" text:style-name="Internet_20_link" text:visited-style-name="Visited_20_Internet_20_Link"><text:span text:style-name="T79">https://www.youtube.com/watch?v=Dorf8i6lCuk</text:span></text:a></text:p>
      <text:p text:style-name="P79"/>
      <text:p text:style-name="P15"><text:span text:style-name="T79"><text:tab/></text:span><text:span text:style-name="T69">Remember, React.js is a client-side javascript library. We manipulate webpages after they’re loaded to build modern apps yada yada.</text:span></text:p>
      <text:p text:style-name="P98"/>
      <text:p text:style-name="P15"><text:span text:style-name="T69"><text:tab/></text:span><text:span text:style-name="T80">Starting a react project requires a tool. We want </text:span><text:span text:style-name="T70">create-react-app. </text:span></text:p>
      <text:p text:style-name="P99"/>
      <text:list xml:id="list7810734" text:style-name="L13">
        <text:list-item>
          <text:p text:style-name="P109"><text:span text:style-name="T70">s</text:span><text:span text:style-name="T67">udo pacman -S nodejs </text:span><text:span text:style-name="T71">npm </text:span><text:span text:style-name="T67"># </text:span><text:span text:style-name="T77">or whatever your package manager is</text:span></text:p>
        </text:list-item>
      </text:list>
      <text:p text:style-name="P80"/>
      <text:p text:style-name="P17"><text:span text:style-name="T77"><text:tab/>We install nodejs. React does NOT have us writing nodejs code since we want client-side javascript, however it will give us powerful tools. </text:span><text:span text:style-name="T81">Npm on the other hand is the package manager (with a lot of management commands) for ReactJS.</text:span></text:p>
      <text:p text:style-name="P80"/>
      <text:list xml:id="list2609555394" text:style-name="L14">
        <text:list-item>
          <text:p text:style-name="P100">npx create-react-app mikes-frontend</text:p>
        </text:list-item>
        <text:list-item>
          <text:p text:style-name="P101">cd mikes-frontend/</text:p>
        </text:list-item>
        <text:list-item>
          <text:p text:style-name="P101">npm start </text:p>
        </text:list-item>
      </text:list>
      <text:p text:style-name="P81"/>
      <text:p text:style-name="P18"><text:span text:style-name="T77"><text:tab/>This </text:span><text:span text:style-name="T82">will create our react frontned. It’s also going to download A LOT of stuff for node, so give it a minute if this is your first time running npm. <text:s/></text:span><text:span text:style-name="T83">Once done, </text:span><text:span text:style-name="T86">localhost:3000 </text:span><text:span text:style-name="T83">should be the React “hello world” page with a rotating logo. We’ve got it… nice. </text:span><text:span text:style-name="T84">Time to get rid of this starting project and replace it with our own. Open the project in vs-code.</text:span></text:p>
      <text:p text:style-name="P82"/>
      <text:p text:style-name="P18"><text:span text:style-name="T84"><text:tab/></text:span><text:span text:style-name="T85">The instructor recommends, within vs-code, installing “prettier” to format our code and make it more readable.</text:span></text:p>
      <text:p text:style-name="P83"/>
      <text:p text:style-name="P18"><text:span text:style-name="T85"><text:tab/></text:span><text:span text:style-name="T72">Remove the following auto-generated stuff </text:span><text:span text:style-name="T76">(video around 20 minutes)</text:span><text:span text:style-name="T72">:</text:span></text:p>
      <text:list xml:id="list1153849518" text:style-name="L15">
        <text:list-item>
          <text:p text:style-name="P84">App.css</text:p>
        </text:list-item>
        <text:list-item>
          <text:p text:style-name="P84">App.test.js</text:p>
        </text:list-item>
        <text:list-item>
          <text:p text:style-name="P84">logo.svg</text:p>
        </text:list-item>
        <text:list-item>
          <text:p text:style-name="P84">reportWebVitals.js</text:p>
        </text:list-item>
        <text:list-item>
          <text:p text:style-name="P84">setupTests.js</text:p>
        </text:list-item>
      </text:list>
      <text:p text:style-name="P85"/>
      <text:p text:style-name="P19"><text:span text:style-name="T67"><text:tab/></text:span><text:span text:style-name="T73">We should be left with just </text:span><text:span text:style-name="T87">App.js, index.js, and app.css.</text:span><text:span text:style-name="T73"> </text:span><text:span text:style-name="T74">Remove the unused imports from </text:span><text:span text:style-name="T88">index.js </text:span><text:span text:style-name="T89">and most of the code. App.js should only contain:</text:span></text:p>
      <text:p text:style-name="P102"/>
      <text:p text:style-name="P108"><text:soft-page-break/></text:p>
      <text:p text:style-name="P58"><text:span text:style-name="T153">function</text:span> <text:span text:style-name="T160">App</text:span>() {</text:p>
      <text:p text:style-name="P58"><text:span text:style-name="T164">return</text:span> (</text:p>
      <text:p text:style-name="P58"><text:span text:style-name="T165">&lt;</text:span><text:span text:style-name="T153">div</text:span><text:span text:style-name="T165">&gt;</text:span></text:p>
      <text:p text:style-name="P58">Hello, World!</text:p>
      <text:p text:style-name="P58"><text:span text:style-name="T165">&lt;/</text:span><text:span text:style-name="T153">div</text:span><text:span text:style-name="T165">&gt;</text:span></text:p>
      <text:p text:style-name="P58">);</text:p>
      <text:p text:style-name="P58">}</text:p>
      <text:p text:style-name="P58"><text:span text:style-name="T164">export</text:span> <text:span text:style-name="T164">default</text:span> <text:span text:style-name="T160">App</text:span>;</text:p>
      <text:p text:style-name="P58"/>
      <text:p text:style-name="P20"><text:span text:style-name="T75"><text:tab/></text:span><text:span text:style-name="T91">See that’s not so bad. </text:span><text:span text:style-name="T92">Localhost:3000 should now direct you to some plain-text “hello world” page. </text:span><text:span text:style-name="T93">Note that we can have custom “start”, “build”, “test” code that is defined in </text:span><text:span text:style-name="T130">package.json –</text:span><text:span text:style-name="T93"> most of this will be auto-generated, but it’s worth knowing that it’s there for us to use later. </text:span><text:span text:style-name="T94">This is also the file that needs to be present for us to use </text:span><text:span text:style-name="T131">npm install </text:span><text:span text:style-name="T94">as we add files. </text:span><text:span text:style-name="T95">This will populate </text:span><text:span text:style-name="T132">node_modules.</text:span></text:p>
      <text:p text:style-name="P103"/>
      <text:p text:style-name="P20"><text:span text:style-name="T132"><text:tab/></text:span><text:span text:style-name="T96">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86"/>
      <text:p text:style-name="P24"><text:span text:style-name="T122"><text:tab/></text:span><text:span text:style-name="T133">Index.js </text:span><text:span text:style-name="T123">is the starting point of our react application. It’s the first code that gets executed whenever we load our code up. </text:span><text:span text:style-name="T124">Notice that we’re using </text:span><text:span text:style-name="T134">jsx </text:span><text:span text:style-name="T124">(what looks like HTML is javascript). It’s NOT understood by the browser, but it’s MUCH better for use to write as developers. </text:span><text:span text:style-name="T125">We get to write custom HTML code. Here we’re rendering </text:span><text:span text:style-name="T135">&lt;App /&gt; </text:span><text:span text:style-name="T125">→ this is a component that is defined in </text:span><text:span text:style-name="T135">App.js </text:span><text:span text:style-name="T125">and you’ll notice we have an import for it in </text:span><text:span text:style-name="T135">index.js. </text:span><text:span text:style-name="T126">Where is the HTML template for this? In the </text:span><text:span text:style-name="T136">public </text:span><text:span text:style-name="T126">folder there’s </text:span><text:span text:style-name="T136">App.html </text:span><text:span text:style-name="T126">→ </text:span><text:span text:style-name="T127">this is the HTML template for the whole application. </text:span><text:span text:style-name="T128">You’ll notice that we have a </text:span><text:span text:style-name="T137">div for the ID root</text:span><text:span text:style-name="T128">, that’s what the </text:span><text:span text:style-name="T168">ReactDOM</text:span><text:span text:style-name="T159">.</text:span><text:span text:style-name="T161">re</text:span><draw:frame draw:style-name="fr1" draw:name="Image5" text:anchor-type="char" svg:x="4.9984in" svg:y="1.4307in" svg:width="2.6154in" svg:height="2.5465in" draw:z-index="4"><draw:image xlink:href="Pictures/100000010000012F00000127E0C85BBC1644B6A6.png" xlink:type="simple" xlink:show="embed" xlink:actuate="onLoad" draw:mime-type="image/png"/></draw:frame><text:span text:style-name="T161">nder</text:span><text:span text:style-name="T159">(</text:span><text:span text:style-name="T166">&lt;</text:span><text:span text:style-name="T172">App</text:span><text:span text:style-name="T159"> </text:span><text:span text:style-name="T166">/&gt;</text:span><text:span text:style-name="T159">, </text:span><text:span text:style-name="T168">document</text:span><text:span text:style-name="T159">.</text:span><text:span text:style-name="T161">getElementById</text:span><text:span text:style-name="T159">(</text:span><text:span text:style-name="T174">'root'</text:span><text:span text:style-name="T159">));</text:span></text:p>
      <text:p text:style-name="P112"/>
      <text:p text:style-name="P21"><text:span text:style-name="T96"><text:tab/></text:span><text:span text:style-name="T97">Now what we’re going to be doing is BUILDING these &lt;App /&gt; type HTML components (coming back to you now?). </text:span><text:span text:style-name="T98">Functions that are components (like our function App() { } ) must return something that can be rendered as HTML eventually. </text:span><text:span text:style-name="T99">Let’s work towards a </text:span><text:span text:style-name="T138">component with a big delete button. </text:span></text:p>
      <text:p text:style-name="P104"/>
      <text:p text:style-name="P104"/>
      <text:p text:style-name="P21"><text:span text:style-name="T138"><text:tab/></text:span><text:span text:style-name="T100">So as you can see in the screenshot to the right, we’ve added some extra “stuff” to this bassic App() function’s return (this is JSX remember). </text:span><text:span text:style-name="T101">Now our webpage has a little title and a “delete” button. </text:span></text:p>
      <text:p text:style-name="P87"/>
      <text:p text:style-name="P21"><text:span text:style-name="T101"><text:tab/></text:span><text:span text:style-name="T139">So how do we apply styling to this ugly app? </text:span><text:span text:style-name="T102">Well that’s really easy to import and apply a CSS… so easy that the instructor is literally just going to give it to us. </text:span><text:span text:style-name="T103">Paste it into “index.css” to get going.</text:span></text:p>
      <text:p text:style-name="P88"/>
      <text:p text:style-name="P21"><text:soft-page-break/><text:span text:style-name="T103"><text:tab/></text:span><text:span text:style-name="T140">Let’s apply some custom styling to o</text:span><draw:frame draw:style-name="fr1" draw:name="Image6" text:anchor-type="char" svg:x="3.0972in" svg:y="-0.3102in" svg:width="4.6146in" svg:height="3.1252in" draw:z-index="5"><draw:image xlink:href="Pictures/10000001000001BB0000012CCEC3A1ABB5253940.png" xlink:type="simple" xlink:show="embed" xlink:actuate="onLoad" draw:mime-type="image/png"/></draw:frame><text:span text:style-name="T140">ur neat little component. <text:s/></text:span><text:span text:style-name="T104">Let’s add a className attribute “className” to our div containing the delete button.</text:span></text:p>
      <text:p text:style-name="P89"/>
      <text:p text:style-name="P21"><text:span text:style-name="T104"><text:tab/></text:span><text:span text:style-name="T105">Ahh nice… We’ve applied the custom “card” styling to our surrounding div containing the title and button and applied the custom “btn” styling to the “Delete” button. Check out </text:span><text:span text:style-name="T141">index.css </text:span><text:span text:style-name="T105">that we copied from the instructor for these classnames to see what’s actually going on here.</text:span></text:p>
      <text:p text:style-name="P90"/>
      <text:p text:style-name="P21"><text:span text:style-name="T105"><text:tab/></text:span><text:span text:style-name="T106">All of this code is in ONE component though. I don’t really like this. Also it makes no sense because adding EXTRA to-do’s would require replicating code-blocks! Let’s make our app more React-ish. </text:span></text:p>
      <text:p text:style-name="P91"/>
      <text:p text:style-name="P21"><text:span text:style-name="T106"><text:tab/></text:span><text:span text:style-name="T142">Make a new directory named “components” and a file named “Todo.js” </text:span><text:span text:style-name="T107">→ this is where we’ll build our separate component for “ToDo.js” </text:span><text:span text:style-name="T108">(this is a normal convention to keep your project nice and organized). </text:span><text:span text:style-name="T109">Remember, React Components should start with a capital letter.</text:span></text:p>
      <text:p text:style-name="P92"><draw:frame draw:style-name="fr1" draw:name="Image7" text:anchor-type="char" svg:x="-0.402in" svg:y="0.1398in" svg:width="2.3957in" svg:height="1.8752in" draw:z-index="6"><draw:image xlink:href="Pictures/10000001000000E6000000B44C734918D0D8AA98.png" xlink:type="simple" xlink:show="embed" xlink:actuate="onLoad" draw:mime-type="image/png"/></draw:frame><draw:frame draw:style-name="fr1" draw:name="Image8" text:anchor-type="char" svg:x="3.5516in" svg:y="0.1626in" svg:width="3.9689in" svg:height="1.2398in" draw:z-index="7"><draw:image xlink:href="Pictures/100000010000017D00000077D8FA22E22CC9DB63.png" xlink:type="simple" xlink:show="embed" xlink:actuate="onLoad" draw:mime-type="image/png"/></draw:frame></text:p>
      <text:p text:style-name="P92"><text:s text:c="2"/></text:p>
      <text:p text:style-name="P92"/>
      <text:p text:style-name="P92"/>
      <text:p text:style-name="P92"/>
      <text:p text:style-name="P92"/>
      <text:p text:style-name="P92"/>
      <text:p text:style-name="P92"/>
      <text:p text:style-name="P92"/>
      <text:p text:style-name="P92"/>
      <text:p text:style-name="P92"/>
      <text:p text:style-name="P92"/>
      <text:p text:style-name="P22"><text:span text:style-name="T109"><text:tab/></text:span><text:span text:style-name="T90">By importing our custom component “Todo” we can use it over and over again as needed in “App.js”. </text:span><text:span text:style-name="T143">Now let’s say we want the text to be passed in from the parent App.js –</text:span><text:span text:style-name="T110"> this is very easy. </text:span><text:span text:style-name="T111">I’d love to say something like &lt;Todo text=”lets pass in a variable” /&gt;. </text:span><text:span text:style-name="T112">We already can do this, we just need to receive it on the child component-side! </text:span><text:span text:style-name="T113">This is done using </text:span><text:span text:style-name="T144">props. </text:span><text:span text:style-name="T145">Any component can be told to receive props. </text:span><text:span text:style-name="T114">All of the attributes will be available as keywords.</text:span></text:p>
      <text:p text:style-name="P93"/>
      <text:p text:style-name="P22"><text:span text:style-name="T114"><text:tab/></text:span><text:span text:style-name="T146">Outputting Dynamic Expressions in JSX code is very easy</text:span><text:span text:style-name="T115"> → just single curly braces.</text:span></text:p>
      <text:p text:style-name="P94"><draw:frame draw:style-name="fr1" draw:name="Image9" text:anchor-type="char" svg:x="3.15in" svg:y="0.0772in" svg:width="4.3335in" svg:height="1.5937in" draw:z-index="8"><draw:image xlink:href="Pictures/10000001000001A000000099D04F81D5E197187F.png" xlink:type="simple" xlink:show="embed" xlink:actuate="onLoad" draw:mime-type="image/png"/></draw:frame><draw:frame draw:style-name="fr1" draw:name="Image10" text:anchor-type="char" svg:x="-0.5319in" svg:y="0.1165in" svg:width="3.2811in" svg:height="1.552in" draw:z-index="9"><draw:image xlink:href="Pictures/100000010000013B00000095A46620DB85EDAA7A.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22"><text:soft-page-break/><text:span text:style-name="T115"><text:tab/></text:span><text:span text:style-name="T116">Nice, our component is looking good and is reusable with different attributes passed in. </text:span><text:span text:style-name="T147">Let’s get that “Delete” button working now. </text:span><text:span text:style-name="T148">This is the special “onClick=” </text:span><text:span text:style-name="T117">attribute. You’ll use the dynamic feature of react with single-curly braces, </text:span><text:span text:style-name="T118">and add a function inside our function. </text:span></text:p>
      <text:p text:style-name="P95"/>
      <text:p text:style-name="P95"><draw:frame draw:style-name="fr1" draw:name="Image11" text:anchor-type="char" svg:x="0.1244in" svg:y="0.0602in" svg:width="6.6772in" svg:height="2.0417in" draw:z-index="10"><draw:image xlink:href="Pictures/1000000100000281000000C4C5D87B17CC7604C3.png" xlink:type="simple" xlink:show="embed" xlink:actuate="onLoad" draw:mime-type="image/png"/></draw:frame></text:p>
      <text:p text:style-name="P22"><text:span text:style-name="T118"><text:tab/></text:span><text:span text:style-name="T119">Now clicking the “delete” button gives us a nice little alert window. I don’t just want some alert window though, I’d like a custom popup dialog! </text:span><text:span text:style-name="T120">This means we’ll be creating a brand new component. </text:span><text:span text:style-name="T149">Create “Modal.js” in the components directory. </text:span><text:span text:style-name="T150">We also want to “gray out” the rest of our page while this dialog is up, so let’s make “Backdrop.js” as well. </text:span></text:p>
      <text:p text:style-name="P105"/>
      <text:p text:style-name="P22"><text:span text:style-name="T150"><text:tab/></text:span><text:span text:style-name="T121">I’ve made both and imported and used them in </text:span><text:span text:style-name="T151">App.js </text:span><text:span text:style-name="T121">→ this is obviously not ideal as the backdrop color and the modal (popup alert) are both always present. We’ll need to use STATES in react to handle these more intelligently, </text:span><text:span text:style-name="T151">but that’ll be for tomorrow. Off to bed for tonight. </text:span></text:p>
      <text:p text:style-name="P106"/>
      <text:p text:style-name="P23"><text:span text:style-name="T129">Video paused at 1:12:53. </text:span><text:a xlink:type="simple" xlink:href="https://www.youtube.com/watch?v=Dorf8i6lCuk" text:style-name="Internet_20_link" text:visited-style-name="Visited_20_Internet_20_Link"><text:span text:style-name="T90">https://www.youtube.com/watch?v=Dorf8i6lCuk</text:span></text:a></text:p>
      <text:p text:style-name="P96"/>
      <text:p text:style-name="P97">AND WE’RE BACK – we had a slight delay because Arch Linux died on me (well, daily updates of unstable repos eventually killed all networking..) so we’re on a Xubuntu server now. <text:span text:style-name="T176">Setting up</text:span><text:span text:style-name="T175"> everything was fairly easy once again even without our precious AUR.</text:span></text:p>
      <text:p text:style-name="P97"/>
      <text:p text:style-name="P107"><text:tab/>React States <text:span text:style-name="T1">are how we change things dynamically on a webpage without reloading the page itself (difference between a true web app and a static webpage). Thankfully, react actually calls this a </text:span>state. <text:s/>It’s called { useStates }.</text:p>
      <text:p text:style-name="P107"/>
      <text:p text:style-name="P107"><text:tab/><text:span text:style-name="T1">useState always returns an array with two elements. A value itself and a function name of a function that will CHANGE that element. Ex:</text:span></text:p>
      <text:p text:style-name="P107"><text:span text:style-name="T1"/></text:p>
      <text:p text:style-name="P111"><text:span text:style-name="T154">function</text:span><text:span text:style-name="T177"> </text:span><text:span text:style-name="T162">Todo</text:span><text:span text:style-name="T177">(</text:span><text:span text:style-name="T169">props</text:span><text:span text:style-name="T177">) {</text:span></text:p>
      <text:p text:style-name="P113"><text:tab/> react hook! can only be called in function</text:p>
      <text:p text:style-name="P58"><text:span text:style-name="T153"><text:tab/>c</text:span><text:span text:style-name="T158">o</text:span><text:span text:style-name="T153">nst</text:span> [ <text:span text:style-name="T179">modalIsOpen</text:span>, <text:span text:style-name="T160">setModalIsOpen</text:span>] = <text:span text:style-name="T160">useState</text:span>(<text:span text:style-name="T153">false</text:span>); </text:p>
      <text:p text:style-name="P114"/>
      <text:p text:style-name="P107"><text:span text:style-name="T1"/></text:p>
      <text:p text:style-name="P107"><text:span text:style-name="T1"><text:tab/></text:span><text:span text:style-name="T18">See we’ve created a variable “modalIsOpen” and a setter function and defaulted it to “false”. Syntax is a little weird but we can live. </text:span><text:span text:style-name="T19">Let’s import our Modal and Backdrop components in </text:span><text:span text:style-name="T180">Todo.js </text:span><text:span text:style-name="T19">as such:</text:span></text:p>
      <text:p text:style-name="P107"><text:span text:style-name="T19"/></text:p>
      <text:p text:style-name="P107"><text:span text:style-name="T19"/></text:p>
      <text:p text:style-name="P107"><text:span text:style-name="T19"/></text:p>
      <text:p text:style-name="P107"><text:soft-page-break/><text:span text:style-name="T19"><text:tab/>And now we don’t ALWAYS want them rendered, we only want them rendered if “modalIsOpen” is TRUE. </text:span><text:span text:style-name="T20">A conditional component of sorts. </text:span><text:span text:style-name="T21">This condition looks like this:</text:span></text:p>
      <text:p text:style-name="P107"><text:span text:style-name="T21"/></text:p>
      <text:p text:style-name="P111"><text:span text:style-name="T155">{</text:span><text:span text:style-name="T181">/* Render "Modal" if "modalIsOpen" is True */</text:span><text:span text:style-name="T155">}</text:span></text:p>
      <text:p text:style-name="P58"><text:span text:style-name="T153">{</text:span><text:span text:style-name="T179">modalIsOpen</text:span> &amp;&amp; <text:span text:style-name="T165">&lt;</text:span><text:span text:style-name="T171">Modal</text:span><text:span text:style-name="T165">/&gt;</text:span><text:span text:style-name="T153">}</text:span></text:p>
      <text:p text:style-name="P58"><text:span text:style-name="T153">{</text:span><text:span text:style-name="T179">modalIsOpen</text:span> &amp;&amp; <text:span text:style-name="T165">&lt;</text:span><text:span text:style-name="T171">Backdrop</text:span><text:span text:style-name="T165">/&gt;</text:span><text:span text:style-name="T153">}</text:span></text:p>
      <text:p text:style-name="P107"><text:span text:style-name="T21"/></text:p>
      <text:p text:style-name="P107"><text:span text:style-name="T21"/></text:p>
      <text:p text:style-name="P107"><text:span text:style-name="T21"><text:tab/>So now we want to get rid of the modal when its button is pressed. </text:span><text:span text:style-name="T22">But we don’t want to do that in “ToDo”, we want to do that in the “Modal” or “Backdrop” right?? </text:span><text:span text:style-name="T23">It sounds like we need to add code to </text:span><text:span text:style-name="T183">BackDrop </text:span><text:span text:style-name="T23">to support the props (function in this case). </text:span></text:p>
      <text:p text:style-name="P107"><text:span text:style-name="T23"/></text:p>
      <text:p text:style-name="P111"><text:span text:style-name="T156">{</text:span><text:span text:style-name="T182">/* Passing a function as a prop like an object!!! */</text:span><text:span text:style-name="T156">}</text:span></text:p>
      <text:p text:style-name="P58"><text:span text:style-name="T153">{</text:span><text:span text:style-name="T179">modalIsOpen</text:span> &amp;&amp; <text:span text:style-name="T165">&lt;</text:span><text:span text:style-name="T171">Backdrop</text:span> <text:span text:style-name="T167">onClick</text:span>=<text:span text:style-name="T153">{</text:span><text:span text:style-name="T160">closeModalHandler</text:span><text:span text:style-name="T153">}</text:span><text:span text:style-name="T165">/&gt;</text:span><text:span text:style-name="T153">}</text:span></text:p>
      <text:p text:style-name="P107"><text:span text:style-name="T23"/></text:p>
      <text:p text:style-name="P107"><text:span text:style-name="T23"><text:tab/></text:span><text:span text:style-name="T24">Passing in FUNCTIONS as props is extremely easy. Above we pass in the prop attribute “onClick” to be our “closeModalHandler” function into our BackDrop component. </text:span><text:span text:style-name="T25">Now let’s use it in the very simple backdrop component:</text:span></text:p>
      <text:p text:style-name="P107"><text:span text:style-name="T25"/></text:p>
      <text:p text:style-name="P111"><text:span text:style-name="T157">function</text:span><text:span text:style-name="T178"> </text:span><text:span text:style-name="T163">Backdrop</text:span><text:span text:style-name="T178">(</text:span><text:span text:style-name="T170">props</text:span><text:span text:style-name="T178">) {</text:span></text:p>
      <text:p text:style-name="P113"><text:tab/>// we're using a PROP to pass a function!!!</text:p>
      <text:p text:style-name="P58"><text:span text:style-name="T164"><text:tab/>return</text:span> <text:span text:style-name="T165">&lt;</text:span><text:span text:style-name="T153">div</text:span> <text:span text:style-name="T167">className</text:span>=<text:span text:style-name="T173">'backdrop'</text:span> <text:span text:style-name="T167">onClick</text:span>=<text:span text:style-name="T153">{</text:span><text:span text:style-name="T167">props</text:span>.<text:span text:style-name="T167">onClick</text:span><text:span text:style-name="T153">}</text:span> <text:span text:style-name="T165">/&gt;</text:span></text:p>
      <text:p text:style-name="P58">}</text:p>
      <text:p text:style-name="P107"><text:span text:style-name="T25"/></text:p>
      <text:p text:style-name="P107"><text:span text:style-name="T25"><text:tab/>Couldn’t be easier! And just like that our backdrop closes the modal when it’s clicked!</text:span></text:p>
      <text:p text:style-name="P107"><text:span text:style-name="T25"/></text:p>
      <text:p text:style-name="P107"><text:span text:style-name="T25"><text:tab/></text:span><text:span text:style-name="T26">Now it’s finally time for our “Cancel” and “Confirm” handlers (the actual buttons on the modal). <text:s/></text:span><text:span text:style-name="T27">This is going to work basically the same way just with multiple different method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1-06T23:31:47.143156342</dc:date>
    <meta:editing-duration>PT2H34M5S</meta:editing-duration>
    <meta:editing-cycles>141</meta:editing-cycles>
    <meta:generator>LibreOffice/7.2.1.2$Linux_X86_64 LibreOffice_project/20$Build-2</meta:generator>
    <meta:document-statistic meta:table-count="0" meta:image-count="11" meta:object-count="0" meta:page-count="11" meta:paragraph-count="176" meta:word-count="2265" meta:character-count="14035" meta:non-whitespace-character-count="11758"/>
  </office:meta>
</office:document-meta>
</file>